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333333" draw:marker-start-width="0.242cm" draw:marker-end-width="0.242cm" draw:fill="solid" draw:fill-color="#ffcc00" draw:opacity="100%" draw:textarea-horizontal-align="justify" draw:textarea-vertical-align="middle" draw:auto-grow-height="false" fo:min-height="0.522cm" fo:min-width="6.3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4.822cm" fo:min-width="6.3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3.422cm" fo:min-width="6.372cm" fo:padding-top="0.139cm" fo:padding-bottom="0.139cm" fo:padding-left="0.264cm" fo:padding-right="0.264cm"/>
    </style:style>
    <style:style style:name="gr4" style:family="graphic" style:parent-style-name="standard">
      <style:graphic-properties svg:stroke-width="0.053cm" svg:stroke-color="#1c1c1c" draw:marker-start="" draw:marker-start-width="0.279cm" draw:marker-end="Arrow" draw:marker-end-width="0.279cm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2.522cm" fo:min-width="6.3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1c1c1c" draw:marker-start-width="0.242cm" draw:marker-end-width="0.242cm" draw:fill-color="#eeeeee" draw:textarea-horizontal-align="justify" draw:textarea-vertical-align="middle" draw:auto-grow-height="false" fo:min-height="0.522cm" fo:min-width="0.172cm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svg:stroke-color="#1c1c1c" draw:marker-start="" draw:marker-start-width="0.279cm" draw:marker-end="Arrow" draw:marker-end-width="0.279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28cm" svg:stroke-color="#333333" draw:marker-start-width="0.242cm" draw:marker-end-width="0.242cm" draw:fill="solid" draw:fill-color="#ffcc00" draw:opacity="100%" draw:textarea-horizontal-align="justify" draw:textarea-vertical-align="middle" draw:auto-grow-height="false" fo:min-height="0.522cm" fo:min-width="7.7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4.822cm" fo:min-width="7.772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333333" draw:marker-start-width="0.242cm" draw:marker-end-width="0.242cm" draw:fill="solid" draw:fill-color="#ffcc00" draw:opacity="100%" draw:textarea-horizontal-align="justify" draw:textarea-vertical-align="middle" draw:auto-grow-height="false" fo:min-height="0.522cm" fo:min-width="7.67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top" draw:auto-grow-height="false" fo:min-height="4.822cm" fo:min-width="7.6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1c1c1c" draw:marker-start-width="0.242cm" draw:marker-end-width="0.242cm" draw:fill-color="#eeeeee" draw:textarea-horizontal-align="justify" draw:textarea-vertical-align="middle" draw:auto-grow-height="false" fo:min-height="0.422cm" fo:min-width="0.07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1c1c1c" draw:marker-start-width="0.242cm" draw:marker-end-width="0.242cm" draw:fill-color="#eeeeee" draw:textarea-horizontal-align="justify" draw:textarea-vertical-align="middle" draw:auto-grow-height="false" fo:min-height="0.422cm" fo:min-width="0.172cm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cc00" draw:opacity="100%"/>
      <style:paragraph-properties fo:text-align="start"/>
      <style:text-properties fo:font-size="12pt" style:font-size-asian="10pt" style:font-size-complex="10pt"/>
    </style:style>
    <style:style style:name="P3" style:family="paragraph">
      <loext:graphic-properties draw:fill-color="#eeeeee"/>
      <style:paragraph-properties fo:text-align="start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fo:background-color="#ffffff" style:font-size-asian="10pt" style:font-size-complex="10p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start"/>
      <style:text-properties fo:font-size="10pt" fo:background-color="#ffffff" style:font-size-asian="10pt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0pt" style:font-size-complex="10pt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fo:color="#0000cc" style:font-name="Liberation Sans1" fo:font-size="10pt" style:font-size-asian="10pt" style:font-size-complex="10pt"/>
    </style:style>
    <style:style style:name="T6" style:family="text">
      <style:text-properties fo:color="#000000" style:font-name="Liberation Sans1" fo:font-size="10pt" style:font-size-asian="10pt" style:font-size-complex="10pt"/>
    </style:style>
    <style:style style:name="T7" style:family="text">
      <style:text-properties fo:font-size="10pt" fo:background-color="#ffffff" style:font-size-asian="10pt" style:font-size-complex="10pt"/>
    </style:style>
    <style:style style:name="T8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9" style:family="text">
      <style:text-properties fo:font-size="10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6.9cm" svg:height="0.8cm" svg:x="4.1cm" svg:y="6.1cm">
            <text:p text:style-name="P1"><text:span text:style-name="T1">State:</text:span><text:span text:style-name="T2"> </text:span></text:p>
            <draw:enhanced-geometry svg:viewBox="0 0 21600 21600" draw:extrusion="false" draw:type="rectangle" draw:enhanced-path="M 0 0 L 21600 0 21600 21600 0 21600 0 0 Z N"/>
          </draw:custom-shape>
          <draw:custom-shape draw:style-name="gr2" draw:text-style-name="P3" draw:layer="layout" svg:width="6.9cm" svg:height="5.1cm" svg:x="4.1cm" svg:y="6.9cm">
            <text:p text:style-name="P1"><text:span text:style-name="T3">Entry</text:span><text:span text:style-name="T4">:</text:span></text:p>
            <text:p text:style-name="P1"><text:span text:style-name="T4"/></text:p>
            <text:p text:style-name="P1"><text:span text:style-name="T3">During</text:span><text:span text:style-name="T4">:</text:span></text:p>
            <text:p text:style-name="P1"><text:span text:style-name="T4"/></text:p>
            <text:p text:style-name="P1"><text:span text:style-name="T3">Exit</text:span><text:span text:style-name="T4">: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g xml:id="id1" draw:id="id1">
          <draw:custom-shape draw:style-name="gr1" draw:text-style-name="P2" draw:layer="layout" svg:width="6.9cm" svg:height="0.8cm" svg:x="16.9cm" svg:y="6.6cm">
            <text:p text:style-name="P1"><text:span text:style-name="T1">State:</text:span><text:span text:style-name="T2"> SM_Init</text:span></text:p>
            <draw:enhanced-geometry svg:viewBox="0 0 21600 21600" draw:extrusion="false" draw:type="rectangle" draw:enhanced-path="M 0 0 L 21600 0 21600 21600 0 21600 0 0 Z N"/>
          </draw:custom-shape>
          <draw:custom-shape draw:style-name="gr3" draw:text-style-name="P3" draw:layer="layout" svg:width="6.9cm" svg:height="3.7cm" svg:x="16.9cm" svg:y="7.4cm">
            <text:p text:style-name="P1"><text:span text:style-name="T3">Entry</text:span><text:span text:style-name="T4">:</text:span></text:p>
            <text:p text:style-name="P1"><text:span text:style-name="T4"/></text:p>
            <text:p text:style-name="P1"><text:span text:style-name="T3">During</text:span><text:span text:style-name="T4">:</text:span></text:p>
            <text:p text:style-name="P1"><text:span text:style-name="T4">ECU_Connected = false</text:span></text:p>
            <text:p text:style-name="P1"><text:span text:style-name="T4">ECU_CCP_Version_Main = 0</text:span></text:p>
            <text:p text:style-name="P1"><text:span text:style-name="T4">ECU_CCP_Version_Release = 0</text:span></text:p>
            <text:p text:style-name="P1"><text:span text:style-name="T4"/></text:p>
            <text:p text:style-name="P1"><text:span text:style-name="T3">Exit</text:span><text:span text:style-name="T4">: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6.9cm" svg:height="0.8cm" svg:x="16.9cm" svg:y="15.1cm">
            <text:p text:style-name="P1"><text:span text:style-name="T1">State:</text:span><text:span text:style-name="T2"> SM_Connect</text:span></text:p>
            <draw:enhanced-geometry svg:viewBox="0 0 21600 21600" draw:extrusion="false" draw:type="rectangle" draw:enhanced-path="M 0 0 L 21600 0 21600 21600 0 21600 0 0 Z N"/>
          </draw:custom-shape>
          <draw:custom-shape draw:style-name="gr2" draw:text-style-name="P3" draw:layer="layout" svg:width="6.9cm" svg:height="5.1cm" svg:x="16.9cm" svg:y="15.9cm">
            <text:p text:style-name="P1"><text:span text:style-name="T3">Entry</text:span><text:span text:style-name="T4">:</text:span></text:p>
            <text:p text:style-name="P1"><text:span text:style-name="T4">TxCRO_Connect</text:span></text:p>
            <text:p text:style-name="P1"><text:span text:style-name="T5">Hier werden auch die logs der alten Messung gelöscht</text:span></text:p>
            <text:p text:style-name="P1"><text:span text:style-name="T6">Messagebuffer_clear</text:span></text:p>
            <text:p text:style-name="P1"><text:span text:style-name="T4">log_database→VariableLog_clear</text:span></text:p>
            <text:p text:style-name="P1"><text:span text:style-name="T4"/></text:p>
            <text:p text:style-name="P1"><text:span text:style-name="T4">SetMeasuermentStartTime</text:span></text:p>
            <text:p text:style-name="P1"><text:span text:style-name="T3">During</text:span><text:span text:style-name="T4">:</text:span></text:p>
            <text:p text:style-name="P1"><text:span text:style-name="T4"/></text:p>
            <text:p text:style-name="P1"><text:span text:style-name="T3">Exit</text:span><text:span text:style-name="T4">: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20.35cm" svg:y1="11.1cm" svg:x2="20.35cm" svg:y2="15.1cm" draw:start-shape="id1" draw:start-glue-point="2" draw:end-shape="id2" draw:end-glue-point="0" svg:d="M20350 11100v4000" svg:viewBox="0 0 1 4001">
          <text:p text:style-name="P4"><text:span text:style-name="T7">SMT_req_establish_connection == true</text:span></text:p>
        </draw:connector>
        <draw:g xml:id="id3" draw:id="id3">
          <draw:custom-shape draw:style-name="gr1" draw:text-style-name="P2" draw:layer="layout" svg:width="6.9cm" svg:height="0.8cm" svg:x="16.9cm" svg:y="27.5cm">
            <text:p text:style-name="P1"><text:span text:style-name="T1">State:</text:span><text:span text:style-name="T2"> SM_CCP_Version</text:span></text:p>
            <draw:enhanced-geometry svg:viewBox="0 0 21600 21600" draw:extrusion="false" draw:type="rectangle" draw:enhanced-path="M 0 0 L 21600 0 21600 21600 0 21600 0 0 Z N"/>
          </draw:custom-shape>
          <draw:custom-shape draw:style-name="gr5" draw:text-style-name="P3" draw:layer="layout" svg:width="6.9cm" svg:height="2.8cm" svg:x="16.9cm" svg:y="28.3cm">
            <text:p text:style-name="P1"><text:span text:style-name="T3">Entry</text:span><text:span text:style-name="T4">:</text:span></text:p>
            <text:p text:style-name="P1"><text:span text:style-name="T4">TxCRO_GetCCP_Version</text:span></text:p>
            <text:p text:style-name="P1"><text:span text:style-name="T4"/></text:p>
            <text:p text:style-name="P1"><text:span text:style-name="T3">During</text:span><text:span text:style-name="T4">:</text:span></text:p>
            <text:p text:style-name="P1"><text:span text:style-name="T4"/></text:p>
            <text:p text:style-name="P1"><text:span text:style-name="T3">Exit</text:span><text:span text:style-name="T4">: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20.35cm" svg:y1="21cm" svg:x2="20.35cm" svg:y2="27.5cm" draw:start-shape="id2" draw:start-glue-point="2" draw:end-shape="id3" draw:end-glue-point="0" svg:d="M20350 21000v6500" svg:viewBox="0 0 1 6501">
          <text:p text:style-name="P4"><text:span text:style-name="T7">CRO_waiting_for_request == false </text:span><text:span text:style-name="T8">&amp;&amp;</text:span></text:p>
          <text:p text:style-name="P4"><text:span text:style-name="T7">ECU_Connected == true</text:span></text:p>
        </draw:connector>
        <draw:connector draw:style-name="gr4" draw:text-style-name="P5" draw:layer="layout" svg:x1="16.9cm" svg:y1="18.05cm" svg:x2="7.7cm" svg:y2="13.501cm" draw:start-shape="id2" draw:start-glue-point="3" draw:end-shape="id4" draw:end-glue-point="10" svg:d="M16900 18050h-4599v-4549h-4601" svg:viewBox="0 0 9201 4550">
          <text:p text:style-name="P4"><text:span text:style-name="T7">CRO_waiting_for_request == false </text:span><text:span text:style-name="T8">&amp;&amp;</text:span></text:p>
          <text:p text:style-name="P4"><text:span text:style-name="T7">ECU_Connected == true</text:span></text:p>
        </draw:connector>
        <draw:custom-shape draw:style-name="gr6" draw:text-style-name="P6" xml:id="id4" draw:id="id4" draw:layer="layout" svg:width="0.7cm" svg:height="0.8cm" svg:x="7cm" svg:y="13.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7.35cm" svg:y1="13.1cm" svg:x2="16.9cm" svg:y2="8.85cm" draw:start-shape="id4" draw:start-glue-point="8" draw:end-shape="id1" draw:end-glue-point="3" svg:d="M7350 13100v-4250h9550" svg:viewBox="0 0 9551 4251">
          <text:p/>
        </draw:connector>
        <draw:connector draw:style-name="gr4" draw:text-style-name="P5" draw:layer="layout" svg:x1="16.9cm" svg:y1="29.3cm" svg:x2="7.7cm" svg:y2="26.301cm" draw:start-shape="id3" draw:start-glue-point="3" draw:end-shape="id5" draw:end-glue-point="10" svg:d="M16900 29300h-4599v-2999h-4601" svg:viewBox="0 0 9201 3000">
          <text:p text:style-name="P4"><text:span text:style-name="T7">CRO_waiting_for_request == false </text:span><text:span text:style-name="T8">&amp;&amp;</text:span></text:p>
          <text:p text:style-name="P4"><text:span text:style-name="T7">ECU_CCP_Version_Main == 0 </text:span><text:span text:style-name="T8">&amp;&amp;</text:span></text:p>
          <text:p text:style-name="P4"><text:span text:style-name="T7">ECU_CCP_Version_Release == 0</text:span></text:p>
        </draw:connector>
        <draw:custom-shape draw:style-name="gr6" draw:text-style-name="P6" xml:id="id5" draw:id="id5" draw:layer="layout" svg:width="0.7cm" svg:height="0.8cm" svg:x="7cm" svg:y="25.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7.35cm" svg:y1="25.9cm" svg:x2="7.35cm" svg:y2="13.9cm" draw:start-shape="id5" draw:start-glue-point="8" draw:end-shape="id4" draw:end-glue-point="4" svg:d="M7350 25900v-12000" svg:viewBox="0 0 1 12001">
          <text:p/>
        </draw:connector>
        <draw:g xml:id="id6" draw:id="id6">
          <draw:custom-shape draw:style-name="gr8" draw:text-style-name="P2" draw:layer="layout" svg:width="8.3cm" svg:height="0.8cm" svg:x="32.922cm" svg:y="15.3cm">
            <text:p text:style-name="P1"><text:span text:style-name="T1">State:</text:span><text:span text:style-name="T2"> SM_Wait</text:span></text:p>
            <draw:enhanced-geometry svg:viewBox="0 0 21600 21600" draw:extrusion="false" draw:type="rectangle" draw:enhanced-path="M 0 0 L 21600 0 21600 21600 0 21600 0 0 Z N"/>
          </draw:custom-shape>
          <draw:custom-shape draw:style-name="gr9" draw:text-style-name="P3" draw:layer="layout" svg:width="8.3cm" svg:height="5.1cm" svg:x="32.922cm" svg:y="16.1cm">
            <text:p text:style-name="P1"><text:span text:style-name="T3">Entry</text:span><text:span text:style-name="T4">:</text:span></text:p>
            <text:p text:style-name="P1"><text:span text:style-name="T4"/></text:p>
            <text:p text:style-name="P1"><text:span text:style-name="T3">During</text:span><text:span text:style-name="T4">:</text:span></text:p>
            <text:p text:style-name="P1"><text:span text:style-name="T4">UpdateSchedular()</text:span></text:p>
            <text:p text:style-name="P1"><text:span text:style-name="T4"/></text:p>
            <text:p text:style-name="P1"><text:span text:style-name="T3">Exit</text:span><text:span text:style-name="T4">:</text:span></text:p>
            <text:p text:style-name="P1"><text:span text:style-name="T4">SMT_read_variable = false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23.8cm" svg:y1="29.3cm" svg:x2="32.922cm" svg:y2="18.25cm" draw:start-shape="id3" draw:start-glue-point="1" draw:end-shape="id6" draw:end-glue-point="3" svg:d="M23800 29300h4561v-11050h4561" svg:viewBox="0 0 9123 11051">
          <text:p text:style-name="P4"><text:span text:style-name="T7">CRO_waiting_for_request == false </text:span><text:span text:style-name="T8">&amp;&amp;</text:span></text:p>
          <text:p text:style-name="P4"><text:span text:style-name="T7">ECU_CCP_Version_Main != 0 </text:span><text:span text:style-name="T8">&amp;&amp;</text:span></text:p>
          <text:p text:style-name="P4"><text:span text:style-name="T7"/></text:p>
        </draw:connector>
        <draw:g xml:id="id7" draw:id="id7">
          <draw:custom-shape draw:style-name="gr10" draw:text-style-name="P2" draw:layer="layout" svg:width="8.2cm" svg:height="0.8cm" svg:x="33cm" svg:y="5.8cm">
            <text:p text:style-name="P1"><text:span text:style-name="T1">State:</text:span><text:span text:style-name="T2"> SM_read_variable_ShortUp</text:span></text:p>
            <draw:enhanced-geometry svg:viewBox="0 0 21600 21600" draw:extrusion="false" draw:type="rectangle" draw:enhanced-path="M 0 0 L 21600 0 21600 21600 0 21600 0 0 Z N"/>
          </draw:custom-shape>
          <draw:custom-shape draw:style-name="gr11" draw:text-style-name="P3" draw:layer="layout" svg:width="8.2cm" svg:height="5.1cm" svg:x="33cm" svg:y="6.6cm">
            <text:p text:style-name="P1"><text:span text:style-name="T3">Entry</text:span><text:span text:style-name="T4">:</text:span></text:p>
            <text:p text:style-name="P1"><text:span text:style-name="T4">if(SMI-type == uint8) TxCRO_ShortUpload(1);</text:span></text:p>
            <text:p text:style-name="P1"><text:span text:style-name="T4">…</text:span></text:p>
            <text:p text:style-name="P1"><text:span text:style-name="T3">During</text:span><text:span text:style-name="T4">:</text:span></text:p>
            <text:p text:style-name="P1"><text:span text:style-name="T4"/></text:p>
            <text:p text:style-name="P1"><text:span text:style-name="T3">Exit</text:span><text:span text:style-name="T4">:</text:span></text:p>
            <text:p text:style-name="P1"><text:span text:style-name="T4">if(CRM_ErrorCode_last_rec = ACK</text:span></text:p>
            <text:p text:style-name="P1"><text:span text:style-name="T4"><text:s text:c="4"/></text:span><text:span text:style-name="T4">SMI_read_variable_successfull = true</text:span></text:p>
            <text:p text:style-name="P1"><text:span text:style-name="T4"><text:s text:c="4"/></text:span><text:span text:style-name="T4">log_database.addnew_value(SMI_read...)</text:span></text:p>
            <text:p text:style-name="P1"><text:span text:style-name="T4">Else</text:span></text:p>
            <text:p text:style-name="P1"><text:span text:style-name="T4"><text:s text:c="3"/></text:span><text:span text:style-name="T4">SMI_read_variable_successfull = false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7" draw:layer="layout" svg:x1="37.072cm" svg:y1="15.3cm" svg:x2="37.1cm" svg:y2="11.7cm" draw:start-shape="id6" draw:start-glue-point="0" draw:end-shape="id7" draw:end-glue-point="2" svg:d="M37072 15300v-1800h28v-1800" svg:viewBox="0 0 29 3601">
          <text:p text:style-name="P1"><text:span text:style-name="T9">SMT_read_variable == true</text:span></text:p>
        </draw:connector>
        <draw:custom-shape draw:style-name="gr12" draw:text-style-name="P6" xml:id="id8" draw:id="id8" draw:layer="layout" svg:width="0.6cm" svg:height="0.7cm" svg:x="51.031cm" svg:y="17.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1.031cm" svg:y1="18.251cm" svg:x2="41.222cm" svg:y2="18.25cm" draw:start-shape="id8" draw:start-glue-point="6" draw:end-shape="id6" draw:end-glue-point="1" svg:d="M51031 18251h-4904v-1h-4905" svg:viewBox="0 0 9810 2">
          <text:p/>
        </draw:connector>
        <draw:connector draw:style-name="gr4" draw:text-style-name="P5" draw:layer="layout" svg:x1="41.2cm" svg:y1="8.75cm" svg:x2="51cm" svg:y2="11.201cm" draw:start-shape="id7" draw:start-glue-point="1" draw:end-shape="id9" draw:end-glue-point="6" svg:d="M41200 8750h4900v2451h4900" svg:viewBox="0 0 9801 2452">
          <text:p text:style-name="P4"><text:span text:style-name="T7">CRO_waiting_for_request == false</text:span></text:p>
        </draw:connector>
        <draw:custom-shape draw:style-name="gr6" draw:text-style-name="P6" xml:id="id9" draw:id="id9" draw:layer="layout" svg:width="0.7cm" svg:height="0.8cm" svg:x="51cm" svg:y="10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1.35cm" svg:y1="11.6cm" svg:x2="51.331cm" svg:y2="17.9cm" draw:start-shape="id9" draw:start-glue-point="4" draw:end-shape="id8" draw:end-glue-point="8" svg:d="M51350 11600v3150h-19v3150" svg:viewBox="0 0 20 6301">
          <text:p/>
        </draw:connector>
        <draw:g xml:id="id13" draw:id="id13">
          <draw:custom-shape draw:style-name="gr10" draw:text-style-name="P2" draw:layer="layout" svg:width="8.2cm" svg:height="0.8cm" svg:x="32.969cm" svg:y="23.8cm">
            <text:p text:style-name="P1"><text:span text:style-name="T1">State:</text:span><text:span text:style-name="T2"> SM_calibrate_variable_SetMTA</text:span></text:p>
            <draw:enhanced-geometry svg:viewBox="0 0 21600 21600" draw:extrusion="false" draw:type="rectangle" draw:enhanced-path="M 0 0 L 21600 0 21600 21600 0 21600 0 0 Z N"/>
          </draw:custom-shape>
          <draw:custom-shape draw:style-name="gr11" draw:text-style-name="P3" draw:layer="layout" svg:width="8.2cm" svg:height="5.1cm" svg:x="32.969cm" svg:y="24.6cm">
            <text:p text:style-name="P1"><text:span text:style-name="T3">Entry</text:span><text:span text:style-name="T4">:</text:span></text:p>
            <text:p text:style-name="P1"><text:span text:style-name="T4"/></text:p>
            <text:p text:style-name="P1"><text:span text:style-name="T3">During</text:span><text:span text:style-name="T4">:</text:span></text:p>
            <text:p text:style-name="P1"><text:span text:style-name="T4"/></text:p>
            <text:p text:style-name="P1"><text:span text:style-name="T3">Exit</text:span><text:span text:style-name="T4">:</text:span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</draw:g>
        <draw:g xml:id="id10" draw:id="id10">
          <draw:glue-point draw:id="4" svg:x="4.978cm" svg:y="2.705cm"/>
          <draw:custom-shape draw:style-name="gr10" draw:text-style-name="P2" draw:layer="layout" svg:width="8.2cm" svg:height="0.8cm" svg:x="32.969cm" svg:y="31.8cm">
            <text:p text:style-name="P1"><text:span text:style-name="T1">State:</text:span><text:span text:style-name="T2"> SM_calibrate_variable_DataDNLoad</text:span></text:p>
            <draw:enhanced-geometry svg:viewBox="0 0 21600 21600" draw:extrusion="false" draw:type="rectangle" draw:enhanced-path="M 0 0 L 21600 0 21600 21600 0 21600 0 0 Z N"/>
          </draw:custom-shape>
          <draw:custom-shape draw:style-name="gr11" draw:text-style-name="P3" draw:layer="layout" svg:width="8.2cm" svg:height="5.1cm" svg:x="32.969cm" svg:y="32.6cm">
            <draw:glue-point draw:id="4" svg:x="4.939cm" svg:y="2.268cm"/>
            <draw:glue-point draw:id="5" svg:x="-0.26cm" svg:y="1.17cm"/>
            <draw:glue-point draw:id="6" svg:x="0.231cm" svg:y="-2.307cm"/>
            <text:p text:style-name="P1"><text:span text:style-name="T3">Entry</text:span><text:span text:style-name="T4">:</text:span></text:p>
            <text:p text:style-name="P1"><text:span text:style-name="T4"/></text:p>
            <text:p text:style-name="P1"><text:span text:style-name="T3">During</text:span><text:span text:style-name="T4">:</text:span></text:p>
            <text:p text:style-name="P1"><text:span text:style-name="T4"/></text:p>
            <text:p text:style-name="P1"><text:span text:style-name="T3">Exit</text:span><text:span text:style-name="T4">:</text:span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6" xml:id="id11" draw:id="id11" draw:layer="layout" svg:width="0.7cm" svg:height="0.7cm" svg:x="51cm" svg:y="3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1.169cm" svg:y1="34.75cm" svg:x2="51cm" svg:y2="31.651cm" draw:start-shape="id10" draw:start-glue-point="1" draw:end-shape="id11" draw:end-glue-point="6" svg:d="M41169 34750h4916v-3099h4915" svg:viewBox="0 0 9832 3100">
          <text:p text:style-name="P5">Received an acknowlege</text:p>
        </draw:connector>
        <draw:custom-shape draw:style-name="gr6" draw:text-style-name="P6" xml:id="id12" draw:id="id12" draw:layer="layout" svg:width="0.7cm" svg:height="0.8cm" svg:x="51cm" svg:y="37.8cm">
          <text:p/>
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</draw:custom-shape>
        <draw:connector draw:style-name="gr4" draw:text-style-name="P5" draw:layer="layout" svg:x1="41.15cm" svg:y1="36.345cm" svg:x2="51cm" svg:y2="38.201cm" draw:start-shape="id10" draw:start-glue-point="4" draw:end-shape="id12" draw:end-glue-point="6" svg:d="M41150 36345h4935v1856h4915" svg:viewBox="0 0 9851 1857">
          <text:p text:style-name="P5">Received a failure return code</text:p>
        </draw:connector>
        <draw:connector draw:style-name="gr7" draw:text-style-name="P5" draw:layer="layout" svg:x1="37.069cm" svg:y1="29.7cm" svg:x2="37.069cm" svg:y2="31.8cm" draw:start-shape="id13" draw:start-glue-point="2" draw:end-shape="id10" svg:d="M37069 29700v2100" svg:viewBox="0 0 1 2101">
          <text:p/>
        </draw:connector>
        <draw:connector draw:style-name="gr7" draw:text-style-name="P5" draw:layer="layout" svg:x1="51.35cm" svg:y1="37.8cm" svg:x2="51.35cm" svg:y2="32cm" draw:start-shape="id12" draw:start-glue-point="8" draw:end-shape="id11" draw:end-glue-point="4" svg:d="M51350 37800v-5800" svg:viewBox="0 0 1 5801">
          <text:p/>
        </draw:connector>
        <draw:connector draw:style-name="gr7" draw:text-style-name="P5" draw:layer="layout" svg:x1="51.35cm" svg:y1="31.3cm" svg:x2="51.331cm" svg:y2="18.6cm" draw:start-shape="id11" draw:start-glue-point="8" draw:end-shape="id8" draw:end-glue-point="4" svg:d="M51350 31300v-6350h-19v-6350" svg:viewBox="0 0 20 12701">
          <text:p/>
        </draw:connector>
        <draw:connector draw:style-name="gr4" draw:text-style-name="P5" draw:layer="layout" svg:x1="37.072cm" svg:y1="21.2cm" svg:x2="37.069cm" svg:y2="23.8cm" draw:start-shape="id6" draw:start-glue-point="2" draw:end-shape="id13" draw:end-glue-point="0" svg:d="M37072 21200v1300h-3v1300" svg:viewBox="0 0 4 2601">
          <text:p text:style-name="P1"><text:span text:style-name="T9">SMT_cal_variable == true</text:span></text:p>
        </draw:connector>
        <draw:frame draw:style-name="gr14" draw:text-style-name="P8" draw:layer="layout" svg:width="1.1cm" svg:height="1.1cm" svg:x="36.8cm" svg:y="14.4cm">
          <draw:text-box>
            <text:p>1</text:p>
          </draw:text-box>
        </draw:frame>
        <draw:frame draw:style-name="gr14" draw:text-style-name="P8" draw:layer="layout" svg:width="1.1cm" svg:height="1.1cm" svg:x="36.2cm" svg:y="20.9cm">
          <draw:text-box>
            <text:p>2</text:p>
          </draw:text-box>
        </draw:frame>
        <draw:frame draw:style-name="gr14" draw:text-style-name="P8" draw:layer="layout" svg:width="1.1cm" svg:height="1.1cm" svg:x="40.9cm" svg:y="34.6cm">
          <draw:text-box>
            <text:p>1</text:p>
          </draw:text-box>
        </draw:frame>
        <draw:frame draw:style-name="gr14" draw:text-style-name="P8" draw:layer="layout" svg:width="1.1cm" svg:height="1.1cm" svg:x="40.9cm" svg:y="36.1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c1c1c" draw:marker-start-width="0.2cm" draw:marker-start-center="false" draw:marker-end="Arrow" draw:marker-end-width="0.2cm" draw:marker-end-center="false" draw:fill="solid" draw:fill-color="#729fcf" draw:textarea-horizontal-align="center" draw:textarea-vertical-align="middle" draw:auto-grow-height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8:59:05.081581151</meta:creation-date>
    <dc:date>2017-11-20T23:57:14.854052282</dc:date>
    <meta:editing-duration>PT1H13M16S</meta:editing-duration>
    <meta:editing-cycles>13</meta:editing-cycles>
    <meta:generator>LibreOffice/5.4.3.2$Linux_X86_64 LibreOffice_project/40m0$Build-2</meta:generator>
    <meta:document-statistic meta:object-count="51"/>
  </office:meta>
</office:document-meta>
</file>